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83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4">
      <style:table-cell-properties fo:background-color="#ffffff"/>
    </style:style>
    <style:style style:name="ce11" style:family="table-cell" style:parent-style-name="Default" style:data-style-name="N104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063in" svg:height="5.4197in" svg:x="5.8772in" svg:y="0.2402in">
            <draw:object draw:notify-on-update-of-ranges="Sheet1.A11:Sheet1.A11 Sheet1.B11:Sheet1.M11 Sheet1.A19:Sheet1.A19 Sheet1.B19:Sheet1.M19 Sheet1.A32:Sheet1.A32 Sheet1.B32:Sheet1.M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>
            <text:p>Mê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Total</text:p>
          </table:table-cell>
        </table:table-row>
        <table:table-row table:style-name="ro1">
          <table:table-cell table:style-name="ce2" office:value-type="string">
            <text:p>Quantidade de transportadoras acumulada prevista</text:p>
          </table:table-cell>
          <table:table-cell table:style-name="ce3" table:formula="of:=([.B3]+[.B4])" office:value-type="float" office:value="0">
            <text:p>0</text:p>
          </table:table-cell>
          <table:table-cell table:style-name="ce3" table:formula="of:=([.C3]+[.C4])" office:value-type="float" office:value="50">
            <text:p>50</text:p>
          </table:table-cell>
          <table:table-cell table:style-name="ce3" table:formula="of:=([.D3]+[.D4])" office:value-type="float" office:value="75">
            <text:p>75</text:p>
          </table:table-cell>
          <table:table-cell table:style-name="ce3" table:formula="of:=([.E3]+[.E4])" office:value-type="float" office:value="100">
            <text:p>100</text:p>
          </table:table-cell>
          <table:table-cell table:style-name="ce3" table:formula="of:=([.F3]+[.F4])" office:value-type="float" office:value="85">
            <text:p>85</text:p>
          </table:table-cell>
          <table:table-cell table:style-name="ce3" table:formula="of:=([.G3]+[.G4])" office:value-type="float" office:value="100">
            <text:p>100</text:p>
          </table:table-cell>
          <table:table-cell table:style-name="ce3" table:formula="of:=([.H3]+[.H4])" office:value-type="float" office:value="110">
            <text:p>110</text:p>
          </table:table-cell>
          <table:table-cell table:style-name="ce3" table:formula="of:=([.I3]+[.I4])" office:value-type="float" office:value="125">
            <text:p>125</text:p>
          </table:table-cell>
          <table:table-cell table:style-name="ce3" table:formula="of:=([.J3]+[.J4])" office:value-type="float" office:value="135">
            <text:p>135</text:p>
          </table:table-cell>
          <table:table-cell table:style-name="ce3" table:formula="of:=([.K3]+[.K4])" office:value-type="float" office:value="150">
            <text:p>150</text:p>
          </table:table-cell>
          <table:table-cell table:style-name="ce3" table:formula="of:=([.L3]+[.L4])" office:value-type="float" office:value="160">
            <text:p>160</text:p>
          </table:table-cell>
          <table:table-cell table:style-name="ce3" table:formula="of:=([.M3]+[.M4])" office:value-type="float" office:value="175">
            <text:p>175</text:p>
          </table:table-cell>
          <table:table-cell table:style-name="ce3" office:value-type="float" office:value="175">
            <text:p>175</text:p>
          </table:table-cell>
        </table:table-row>
        <table:table-row table:style-name="ro1">
          <table:table-cell table:style-name="ce3" office:value-type="string">
            <text:p>Pagantes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No primeiro mês de isenção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50">
            <text:p>50</text:p>
          </table:table-cell>
          <table:table-cell table:number-columns-repeated="9" table:style-name="ce3"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Volume de fretes</text:p>
          </table:table-cell>
          <table:table-cell table:style-name="ce10" table:formula="of:=([.B2]*100)" office:value-type="currency" office:currency="USD" office:value="0">
            <text:p>$0.00</text:p>
          </table:table-cell>
          <table:table-cell table:style-name="ce10" table:formula="of:=([.C2]*100)" office:value-type="currency" office:currency="USD" office:value="5000">
            <text:p>$5,000.00</text:p>
          </table:table-cell>
          <table:table-cell table:style-name="ce10" table:formula="of:=([.D2]*100)" office:value-type="currency" office:currency="USD" office:value="7500">
            <text:p>$7,500.00</text:p>
          </table:table-cell>
          <table:table-cell table:style-name="ce10" table:formula="of:=([.E2]*150)" office:value-type="currency" office:currency="USD" office:value="15000">
            <text:p>$15,000.00</text:p>
          </table:table-cell>
          <table:table-cell table:style-name="ce10" table:formula="of:=([.F2]*200)" office:value-type="currency" office:currency="USD" office:value="17000">
            <text:p>$17,000.00</text:p>
          </table:table-cell>
          <table:table-cell table:style-name="ce10" table:formula="of:=([.G2]*200)" office:value-type="currency" office:currency="USD" office:value="20000">
            <text:p>$20,000.00</text:p>
          </table:table-cell>
          <table:table-cell table:style-name="ce10" table:formula="of:=([.H2]*200)" office:value-type="currency" office:currency="USD" office:value="22000">
            <text:p>$22,000.00</text:p>
          </table:table-cell>
          <table:table-cell table:style-name="ce10" table:formula="of:=([.I2]*250)" office:value-type="currency" office:currency="USD" office:value="31250">
            <text:p>$31,250.00</text:p>
          </table:table-cell>
          <table:table-cell table:style-name="ce10" table:formula="of:=([.J2]*250)" office:value-type="currency" office:currency="USD" office:value="33750">
            <text:p>$33,750.00</text:p>
          </table:table-cell>
          <table:table-cell table:style-name="ce10" table:formula="of:=([.K2]*300)" office:value-type="currency" office:currency="USD" office:value="45000">
            <text:p>$45,000.00</text:p>
          </table:table-cell>
          <table:table-cell table:style-name="ce10" table:formula="of:=([.L2]*300)" office:value-type="currency" office:currency="USD" office:value="48000">
            <text:p>$48,000.00</text:p>
          </table:table-cell>
          <table:table-cell table:style-name="ce10" table:formula="of:=([.M2]*300)" office:value-type="currency" office:currency="USD" office:value="52500">
            <text:p>$52,500.00</text:p>
          </table:table-cell>
          <table:table-cell table:style-name="ce10" table:formula="of:=(SUM([.B5:.M5]))" office:value-type="currency" office:currency="USD" office:value="297000">
            <text:p>$297,000.00</text:p>
          </table:table-cell>
        </table:table-row>
        <table:table-row table:style-name="ro1">
          <table:table-cell table:style-name="ce1" office:value-type="string">
            <text:p>Receita Bruta</text:p>
          </table:table-cell>
          <table:table-cell table:style-name="ce11" table:formula="of:=([.B7]+[.B8])" office:value-type="currency" office:currency="USD" office:value="0">
            <text:p>$0.00</text:p>
          </table:table-cell>
          <table:table-cell table:style-name="ce11" table:formula="of:=([.C7]+[.C8])" office:value-type="currency" office:currency="USD" office:value="500">
            <text:p>$500.00</text:p>
          </table:table-cell>
          <table:table-cell table:style-name="ce11" table:formula="of:=([.D7]+[.D8])" office:value-type="currency" office:currency="USD" office:value="3500">
            <text:p>$3,500.00</text:p>
          </table:table-cell>
          <table:table-cell table:style-name="ce11" table:formula="of:=([.E7]+[.E8])" office:value-type="currency" office:currency="USD" office:value="7000">
            <text:p>$7,000.00</text:p>
          </table:table-cell>
          <table:table-cell table:style-name="ce11" table:formula="of:=([.F7]+[.F8])" office:value-type="currency" office:currency="USD" office:value="8300">
            <text:p>$8,300.00</text:p>
          </table:table-cell>
          <table:table-cell table:style-name="ce11" table:formula="of:=([.G7]+[.G8])" office:value-type="currency" office:currency="USD" office:value="10250">
            <text:p>$10,250.00</text:p>
          </table:table-cell>
          <table:table-cell table:style-name="ce11" table:formula="of:=([.H7]+[.H8])" office:value-type="currency" office:currency="USD" office:value="11550">
            <text:p>$11,550.00</text:p>
          </table:table-cell>
          <table:table-cell table:style-name="ce11" table:formula="of:=([.I7]+[.I8])" office:value-type="currency" office:currency="USD" office:value="14125">
            <text:p>$14,125.00</text:p>
          </table:table-cell>
          <table:table-cell table:style-name="ce11" table:formula="of:=([.J7]+[.J8])" office:value-type="currency" office:currency="USD" office:value="15475">
            <text:p>$15,475.00</text:p>
          </table:table-cell>
          <table:table-cell table:style-name="ce11" table:formula="of:=([.K7]+[.K8])" office:value-type="currency" office:currency="USD" office:value="18250">
            <text:p>$18,250.00</text:p>
          </table:table-cell>
          <table:table-cell table:style-name="ce11" table:formula="of:=([.L7]+[.L8])" office:value-type="currency" office:currency="USD" office:value="19650">
            <text:p>$19,650.00</text:p>
          </table:table-cell>
          <table:table-cell table:style-name="ce11" table:formula="of:=([.M7]+[.M8])" office:value-type="currency" office:currency="USD" office:value="21750">
            <text:p>$21,750.00</text:p>
          </table:table-cell>
          <table:table-cell table:style-name="ce11" table:formula="of:=(SUM([.B6:.M6]))" office:value-type="currency" office:currency="USD" office:value="130350">
            <text:p>$130,350.00</text:p>
          </table:table-cell>
        </table:table-row>
        <table:table-row table:style-name="ro1">
          <table:table-cell table:style-name="ce5" office:value-type="string">
            <text:p>Assinatura mensal das transportadoras</text:p>
          </table:table-cell>
          <table:table-cell table:style-name="ce11" table:formula="of:=([.B3]*100)" office:value-type="currency" office:currency="USD" office:value="0">
            <text:p>$0.00</text:p>
          </table:table-cell>
          <table:table-cell table:style-name="ce11" table:formula="of:=([.C3]*110)" office:value-type="currency" office:currency="USD" office:value="0">
            <text:p>$0.00</text:p>
          </table:table-cell>
          <table:table-cell table:style-name="ce11" table:formula="of:=([.D3]*110)" office:value-type="currency" office:currency="USD" office:value="2750">
            <text:p>$2,750.00</text:p>
          </table:table-cell>
          <table:table-cell table:style-name="ce11" table:formula="of:=([.E3]*110)" office:value-type="currency" office:currency="USD" office:value="5500">
            <text:p>$5,500.00</text:p>
          </table:table-cell>
          <table:table-cell table:style-name="ce11" table:formula="of:=([.F3]*110)" office:value-type="currency" office:currency="USD" office:value="6600">
            <text:p>$6,600.00</text:p>
          </table:table-cell>
          <table:table-cell table:style-name="ce11" table:formula="of:=([.G3]*110)" office:value-type="currency" office:currency="USD" office:value="8250">
            <text:p>$8,250.00</text:p>
          </table:table-cell>
          <table:table-cell table:style-name="ce11" table:formula="of:=([.H3]*110)" office:value-type="currency" office:currency="USD" office:value="9350">
            <text:p>$9,350.00</text:p>
          </table:table-cell>
          <table:table-cell table:style-name="ce11" table:formula="of:=([.I3]*110)" office:value-type="currency" office:currency="USD" office:value="11000">
            <text:p>$11,000.00</text:p>
          </table:table-cell>
          <table:table-cell table:style-name="ce11" table:formula="of:=([.J3]*110)" office:value-type="currency" office:currency="USD" office:value="12100">
            <text:p>$12,100.00</text:p>
          </table:table-cell>
          <table:table-cell table:style-name="ce11" table:formula="of:=([.K3]*110)" office:value-type="currency" office:currency="USD" office:value="13750">
            <text:p>$13,750.00</text:p>
          </table:table-cell>
          <table:table-cell table:style-name="ce11" table:formula="of:=([.L3]*110)" office:value-type="currency" office:currency="USD" office:value="14850">
            <text:p>$14,850.00</text:p>
          </table:table-cell>
          <table:table-cell table:style-name="ce11" table:formula="of:=([.M3]*110)" office:value-type="currency" office:currency="USD" office:value="16500">
            <text:p>$16,500.00</text:p>
          </table:table-cell>
          <table:table-cell table:style-name="ce11" table:formula="of:=(SUM([.B7:.M7]))" office:value-type="currency" office:currency="USD" office:value="100650">
            <text:p>$100,650.00</text:p>
          </table:table-cell>
        </table:table-row>
        <table:table-row table:style-name="ro1">
          <table:table-cell table:style-name="ce5" office:value-type="string">
            <text:p>Participação nos fretes (10%)</text:p>
          </table:table-cell>
          <table:table-cell table:style-name="ce11" table:formula="of:=([.B5]*0.1)" office:value-type="currency" office:currency="USD" office:value="0">
            <text:p>$0.00</text:p>
          </table:table-cell>
          <table:table-cell table:style-name="ce11" table:formula="of:=([.C5]*0.1)" office:value-type="currency" office:currency="USD" office:value="500">
            <text:p>$500.00</text:p>
          </table:table-cell>
          <table:table-cell table:style-name="ce11" table:formula="of:=([.D5]*0.1)" office:value-type="currency" office:currency="USD" office:value="750">
            <text:p>$750.00</text:p>
          </table:table-cell>
          <table:table-cell table:style-name="ce11" table:formula="of:=([.E5]*0.1)" office:value-type="currency" office:currency="USD" office:value="1500">
            <text:p>$1,500.00</text:p>
          </table:table-cell>
          <table:table-cell table:style-name="ce11" table:formula="of:=([.F5]*0.1)" office:value-type="currency" office:currency="USD" office:value="1700">
            <text:p>$1,700.00</text:p>
          </table:table-cell>
          <table:table-cell table:style-name="ce11" table:formula="of:=([.G5]*0.1)" office:value-type="currency" office:currency="USD" office:value="2000">
            <text:p>$2,000.00</text:p>
          </table:table-cell>
          <table:table-cell table:style-name="ce11" table:formula="of:=([.H5]*0.1)" office:value-type="currency" office:currency="USD" office:value="2200">
            <text:p>$2,200.00</text:p>
          </table:table-cell>
          <table:table-cell table:style-name="ce11" table:formula="of:=([.I5]*0.1)" office:value-type="currency" office:currency="USD" office:value="3125">
            <text:p>$3,125.00</text:p>
          </table:table-cell>
          <table:table-cell table:style-name="ce11" table:formula="of:=([.J5]*0.1)" office:value-type="currency" office:currency="USD" office:value="3375">
            <text:p>$3,375.00</text:p>
          </table:table-cell>
          <table:table-cell table:style-name="ce11" table:formula="of:=([.K5]*0.1)" office:value-type="currency" office:currency="USD" office:value="4500">
            <text:p>$4,500.00</text:p>
          </table:table-cell>
          <table:table-cell table:style-name="ce11" table:formula="of:=([.L5]*0.1)" office:value-type="currency" office:currency="USD" office:value="4800">
            <text:p>$4,800.00</text:p>
          </table:table-cell>
          <table:table-cell table:style-name="ce11" table:formula="of:=([.M5]*0.1)" office:value-type="currency" office:currency="USD" office:value="5250">
            <text:p>$5,250.00</text:p>
          </table:table-cell>
          <table:table-cell table:style-name="ce11" table:formula="of:=(SUM([.B8:.M8]))" office:value-type="currency" office:currency="USD" office:value="29700">
            <text:p>$29,700.00</text:p>
          </table:table-cell>
        </table:table-row>
        <table:table-row table:style-name="ro1">
          <table:table-cell table:style-name="ce2" office:value-type="string">
            <text:p>Imposto sobre faturamento</text:p>
          </table:table-cell>
          <table:table-cell table:style-name="ce10" table:formula="of:=([.B10])" office:value-type="currency" office:currency="USD" office:value="0">
            <text:p>$0.00</text:p>
          </table:table-cell>
          <table:table-cell table:style-name="ce10" table:formula="of:=([.C10])" office:value-type="currency" office:currency="USD" office:value="27.5">
            <text:p>$27.50</text:p>
          </table:table-cell>
          <table:table-cell table:style-name="ce10" table:formula="of:=([.D10])" office:value-type="currency" office:currency="USD" office:value="192.5">
            <text:p>$192.50</text:p>
          </table:table-cell>
          <table:table-cell table:style-name="ce10" table:formula="of:=([.E10])" office:value-type="currency" office:currency="USD" office:value="385">
            <text:p>$385.00</text:p>
          </table:table-cell>
          <table:table-cell table:style-name="ce10" table:formula="of:=([.F10])" office:value-type="currency" office:currency="USD" office:value="456.5">
            <text:p>$456.50</text:p>
          </table:table-cell>
          <table:table-cell table:style-name="ce10" table:formula="of:=([.G10])" office:value-type="currency" office:currency="USD" office:value="563.75">
            <text:p>$563.75</text:p>
          </table:table-cell>
          <table:table-cell table:style-name="ce10" table:formula="of:=([.H10])" office:value-type="currency" office:currency="USD" office:value="635.25">
            <text:p>$635.25</text:p>
          </table:table-cell>
          <table:table-cell table:style-name="ce10" table:formula="of:=([.I10])" office:value-type="currency" office:currency="USD" office:value="776.875">
            <text:p>$776.88</text:p>
          </table:table-cell>
          <table:table-cell table:style-name="ce10" table:formula="of:=([.J10])" office:value-type="currency" office:currency="USD" office:value="851.125">
            <text:p>$851.13</text:p>
          </table:table-cell>
          <table:table-cell table:style-name="ce10" table:formula="of:=([.K10])" office:value-type="currency" office:currency="USD" office:value="1003.75">
            <text:p>$1,003.75</text:p>
          </table:table-cell>
          <table:table-cell table:style-name="ce10" table:formula="of:=([.L10])" office:value-type="currency" office:currency="USD" office:value="1080.75">
            <text:p>$1,080.75</text:p>
          </table:table-cell>
          <table:table-cell table:style-name="ce10" table:formula="of:=([.M10])" office:value-type="currency" office:currency="USD" office:value="1196.25">
            <text:p>$1,196.25</text:p>
          </table:table-cell>
          <table:table-cell table:style-name="ce10" table:formula="of:=(SUM([.B9:.M9]))" office:value-type="currency" office:currency="USD" office:value="7169.25">
            <text:p>$7,169.25</text:p>
          </table:table-cell>
        </table:table-row>
        <table:table-row table:style-name="ro2">
          <table:table-cell table:style-name="ce6" office:value-type="string">
            <text:p>Simples (5,5%)</text:p>
          </table:table-cell>
          <table:table-cell table:style-name="ce10" table:formula="of:=IF([.B6]&gt;0; 0.055*[.B6]; 0)" office:value-type="currency" office:currency="USD" office:value="0">
            <text:p>$0.00</text:p>
          </table:table-cell>
          <table:table-cell table:style-name="ce10" table:formula="of:=IF([.C6]&gt;0; 0.055*[.C6]; 0)" office:value-type="currency" office:currency="USD" office:value="27.5">
            <text:p>$27.50</text:p>
          </table:table-cell>
          <table:table-cell table:style-name="ce10" table:formula="of:=IF([.D6]&gt;0; 0.055*[.D6]; 0)" office:value-type="currency" office:currency="USD" office:value="192.5">
            <text:p>$192.50</text:p>
          </table:table-cell>
          <table:table-cell table:style-name="ce10" table:formula="of:=IF([.E6]&gt;0; 0.055*[.E6]; 0)" office:value-type="currency" office:currency="USD" office:value="385">
            <text:p>$385.00</text:p>
          </table:table-cell>
          <table:table-cell table:style-name="ce10" table:formula="of:=IF([.F6]&gt;0; 0.055*[.F6]; 0)" office:value-type="currency" office:currency="USD" office:value="456.5">
            <text:p>$456.50</text:p>
          </table:table-cell>
          <table:table-cell table:style-name="ce10" table:formula="of:=IF([.G6]&gt;0; 0.055*[.G6]; 0)" office:value-type="currency" office:currency="USD" office:value="563.75">
            <text:p>$563.75</text:p>
          </table:table-cell>
          <table:table-cell table:style-name="ce10" table:formula="of:=IF([.H6]&gt;0; 0.055*[.H6]; 0)" office:value-type="currency" office:currency="USD" office:value="635.25">
            <text:p>$635.25</text:p>
          </table:table-cell>
          <table:table-cell table:style-name="ce10" table:formula="of:=IF([.I6]&gt;0; 0.055*[.I6]; 0)" office:value-type="currency" office:currency="USD" office:value="776.875">
            <text:p>$776.88</text:p>
          </table:table-cell>
          <table:table-cell table:style-name="ce10" table:formula="of:=IF([.J6]&gt;0; 0.055*[.J6]; 0)" office:value-type="currency" office:currency="USD" office:value="851.125">
            <text:p>$851.13</text:p>
          </table:table-cell>
          <table:table-cell table:style-name="ce10" table:formula="of:=IF([.K6]&gt;0; 0.055*[.K6]; 0)" office:value-type="currency" office:currency="USD" office:value="1003.75">
            <text:p>$1,003.75</text:p>
          </table:table-cell>
          <table:table-cell table:style-name="ce10" table:formula="of:=IF([.L6]&gt;0; 0.055*[.L6]; 0)" office:value-type="currency" office:currency="USD" office:value="1080.75">
            <text:p>$1,080.75</text:p>
          </table:table-cell>
          <table:table-cell table:style-name="ce10" table:formula="of:=IF([.M6]&gt;0; 0.055*[.M6]; 0)" office:value-type="currency" office:currency="USD" office:value="1196.25">
            <text:p>$1,196.25</text:p>
          </table:table-cell>
          <table:table-cell table:style-name="ce10" table:formula="of:=(SUM([.B10:.M10]))" office:value-type="currency" office:currency="USD" office:value="7169.25">
            <text:p>$7,169.25</text:p>
          </table:table-cell>
        </table:table-row>
        <table:table-row table:style-name="ro1">
          <table:table-cell table:style-name="ce1" office:value-type="string">
            <text:p>Receita Líquida</text:p>
          </table:table-cell>
          <table:table-cell table:style-name="ce11" table:formula="of:=([.B6]-[.B9])" office:value-type="currency" office:currency="USD" office:value="0">
            <text:p>$0.00</text:p>
          </table:table-cell>
          <table:table-cell table:style-name="ce11" table:formula="of:=([.C6]-[.C9])" office:value-type="currency" office:currency="USD" office:value="472.5">
            <text:p>$472.50</text:p>
          </table:table-cell>
          <table:table-cell table:style-name="ce11" table:formula="of:=([.D6]-[.D9])" office:value-type="currency" office:currency="USD" office:value="3307.5">
            <text:p>$3,307.50</text:p>
          </table:table-cell>
          <table:table-cell table:style-name="ce11" table:formula="of:=([.E6]-[.E9])" office:value-type="currency" office:currency="USD" office:value="6615">
            <text:p>$6,615.00</text:p>
          </table:table-cell>
          <table:table-cell table:style-name="ce11" table:formula="of:=([.F6]-[.F9])" office:value-type="currency" office:currency="USD" office:value="7843.5">
            <text:p>$7,843.50</text:p>
          </table:table-cell>
          <table:table-cell table:style-name="ce11" table:formula="of:=([.G6]-[.G9])" office:value-type="currency" office:currency="USD" office:value="9686.25">
            <text:p>$9,686.25</text:p>
          </table:table-cell>
          <table:table-cell table:style-name="ce11" table:formula="of:=([.H6]-[.H9])" office:value-type="currency" office:currency="USD" office:value="10914.75">
            <text:p>$10,914.75</text:p>
          </table:table-cell>
          <table:table-cell table:style-name="ce11" table:formula="of:=([.I6]-[.I9])" office:value-type="currency" office:currency="USD" office:value="13348.125">
            <text:p>$13,348.13</text:p>
          </table:table-cell>
          <table:table-cell table:style-name="ce11" table:formula="of:=([.J6]-[.J9])" office:value-type="currency" office:currency="USD" office:value="14623.875">
            <text:p>$14,623.88</text:p>
          </table:table-cell>
          <table:table-cell table:style-name="ce11" table:formula="of:=([.K6]-[.K9])" office:value-type="currency" office:currency="USD" office:value="17246.25">
            <text:p>$17,246.25</text:p>
          </table:table-cell>
          <table:table-cell table:style-name="ce11" table:formula="of:=([.L6]-[.L9])" office:value-type="currency" office:currency="USD" office:value="18569.25">
            <text:p>$18,569.25</text:p>
          </table:table-cell>
          <table:table-cell table:style-name="ce11" table:formula="of:=([.M6]-[.M9])" office:value-type="currency" office:currency="USD" office:value="20553.75">
            <text:p>$20,553.75</text:p>
          </table:table-cell>
          <table:table-cell table:style-name="ce11" table:formula="of:=(SUM([.B11:.M11]))" office:value-type="currency" office:currency="USD" office:value="123180.75">
            <text:p>$123,180.75</text:p>
          </table:table-cell>
        </table:table-row>
        <table:table-row table:style-name="ro1">
          <table:table-cell table:style-name="ce2" office:value-type="string">
            <text:p>Custo do serviço prestado</text:p>
          </table:table-cell>
          <table:table-cell table:style-name="ce10" table:formula="of:=SUM([.B13:.B18])" office:value-type="currency" office:currency="USD" office:value="0">
            <text:p>$0.00</text:p>
          </table:table-cell>
          <table:table-cell table:style-name="ce10" table:formula="of:=SUM([.C13:.C18])" office:value-type="currency" office:currency="USD" office:value="2980">
            <text:p>$2,980.00</text:p>
          </table:table-cell>
          <table:table-cell table:style-name="ce10" table:formula="of:=SUM([.D13:.D18])" office:value-type="currency" office:currency="USD" office:value="2263">
            <text:p>$2,263.00</text:p>
          </table:table-cell>
          <table:table-cell table:style-name="ce10" table:formula="of:=SUM([.E13:.E18])" office:value-type="currency" office:currency="USD" office:value="2349">
            <text:p>$2,349.00</text:p>
          </table:table-cell>
          <table:table-cell table:style-name="ce10" table:formula="of:=SUM([.F13:.F18])" office:value-type="currency" office:currency="USD" office:value="2015">
            <text:p>$2,015.00</text:p>
          </table:table-cell>
          <table:table-cell table:style-name="ce10" table:formula="of:=SUM([.G13:.G18])" office:value-type="currency" office:currency="USD" office:value="2015">
            <text:p>$2,015.00</text:p>
          </table:table-cell>
          <table:table-cell table:style-name="ce10" table:formula="of:=SUM([.H13:.H18])" office:value-type="currency" office:currency="USD" office:value="2650">
            <text:p>$2,650.00</text:p>
          </table:table-cell>
          <table:table-cell table:style-name="ce10" table:formula="of:=SUM([.I13:.I18])" office:value-type="currency" office:currency="USD" office:value="2176">
            <text:p>$2,176.00</text:p>
          </table:table-cell>
          <table:table-cell table:style-name="ce10" table:formula="of:=SUM([.J13:.J18])" office:value-type="currency" office:currency="USD" office:value="2581">
            <text:p>$2,581.00</text:p>
          </table:table-cell>
          <table:table-cell table:style-name="ce10" table:formula="of:=SUM([.K13:.K18])" office:value-type="currency" office:currency="USD" office:value="2642">
            <text:p>$2,642.00</text:p>
          </table:table-cell>
          <table:table-cell table:style-name="ce10" table:formula="of:=SUM([.L13:.L18])" office:value-type="currency" office:currency="USD" office:value="2323">
            <text:p>$2,323.00</text:p>
          </table:table-cell>
          <table:table-cell table:style-name="ce10" table:formula="of:=SUM([.M13:.M18])" office:value-type="currency" office:currency="USD" office:value="2723">
            <text:p>$2,723.00</text:p>
          </table:table-cell>
          <table:table-cell table:style-name="ce10" table:formula="of:=(SUM([.B12:.M12]))" office:value-type="currency" office:currency="USD" office:value="26717">
            <text:p>$26,717.00</text:p>
          </table:table-cell>
        </table:table-row>
        <table:table-row table:style-name="ro1">
          <table:table-cell table:style-name="ce6" office:value-type="string">
            <text:p>AWS – Reserva de 1 an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002">
            <text:p>$1,002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number-columns-repeated="2"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table:formula="of:=(SUM([.B13:.M13]))" office:value-type="currency" office:currency="USD" office:value="3006">
            <text:p>$3,006.00</text:p>
          </table:table-cell>
        </table:table-row>
        <table:table-row table:style-name="ro1">
          <table:table-cell table:style-name="ce6" office:value-type="string">
            <text:p>AWS – Reserva de 1 an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4"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5" table:style-name="ce10" office:value-type="currency" office:currency="USD" office:value="0">
            <text:p>$0.00</text:p>
          </table:table-cell>
          <table:table-cell table:style-name="ce10" table:formula="of:=(SUM([.B14:.M14]))" office:value-type="currency" office:currency="USD" office:value="280">
            <text:p>$280.00</text:p>
          </table:table-cell>
        </table:table-row>
        <table:table-row table:style-name="ro1">
          <table:table-cell table:style-name="ce6" office:value-type="string">
            <text:p>AWS – Utilizaçã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53">
            <text:p>$153.00</text:p>
          </table:table-cell>
          <table:table-cell table:style-name="ce10" office:value-type="currency" office:currency="USD" office:value="204">
            <text:p>$204.00</text:p>
          </table:table-cell>
          <table:table-cell table:number-columns-repeated="3" table:style-name="ce10" office:value-type="currency" office:currency="USD" office:value="255">
            <text:p>$255.00</text:p>
          </table:table-cell>
          <table:table-cell table:number-columns-repeated="2" table:style-name="ce10" office:value-type="currency" office:currency="USD" office:value="306">
            <text:p>$306.00</text:p>
          </table:table-cell>
          <table:table-cell table:style-name="ce10" office:value-type="currency" office:currency="USD" office:value="357">
            <text:p>$357.00</text:p>
          </table:table-cell>
          <table:table-cell table:number-columns-repeated="2" table:style-name="ce10" office:value-type="currency" office:currency="USD" office:value="408">
            <text:p>$408.00</text:p>
          </table:table-cell>
          <table:table-cell table:style-name="ce10" office:value-type="currency" office:currency="USD" office:value="459">
            <text:p>$459.00</text:p>
          </table:table-cell>
          <table:table-cell table:style-name="ce10" table:formula="of:=(SUM([.B15:.M15]))" office:value-type="currency" office:currency="USD" office:value="3366">
            <text:p>$3,366.00</text:p>
          </table:table-cell>
        </table:table-row>
        <table:table-row table:style-name="ro1">
          <table:table-cell table:style-name="ce6" office:value-type="string">
            <text:p>AWS – Utilizaçã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5" table:style-name="ce10" office:value-type="currency" office:currency="USD" office:value="80">
            <text:p>$80.00</text:p>
          </table:table-cell>
          <table:table-cell table:number-columns-repeated="6" table:style-name="ce10" office:value-type="currency" office:currency="USD" office:value="160">
            <text:p>$160.00</text:p>
          </table:table-cell>
          <table:table-cell table:style-name="ce10" table:formula="of:=(SUM([.B16:.M16]))" office:value-type="currency" office:currency="USD" office:value="1360">
            <text:p>$1,360.00</text:p>
          </table:table-cell>
        </table:table-row>
        <table:table-row table:style-name="ro1">
          <table:table-cell table:style-name="ce6" office:value-type="string">
            <text:p>AWS – Tráfego de dados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75">
            <text:p>$75.00</text:p>
          </table:table-cell>
          <table:table-cell table:style-name="ce10" office:value-type="currency" office:currency="USD" office:value="115">
            <text:p>$115.00</text:p>
          </table:table-cell>
          <table:table-cell table:number-columns-repeated="3" table:style-name="ce10" office:value-type="currency" office:currency="USD" office:value="150">
            <text:p>$150.00</text:p>
          </table:table-cell>
          <table:table-cell table:number-columns-repeated="2" table:style-name="ce10" office:value-type="currency" office:currency="USD" office:value="180">
            <text:p>$180.00</text:p>
          </table:table-cell>
          <table:table-cell table:style-name="ce10" office:value-type="currency" office:currency="USD" office:value="200">
            <text:p>$200.00</text:p>
          </table:table-cell>
          <table:table-cell table:style-name="ce10" office:value-type="currency" office:currency="USD" office:value="210">
            <text:p>$210.00</text:p>
          </table:table-cell>
          <table:table-cell table:style-name="ce10" office:value-type="currency" office:currency="USD" office:value="225">
            <text:p>$225.00</text:p>
          </table:table-cell>
          <table:table-cell table:style-name="ce10" office:value-type="currency" office:currency="USD" office:value="240">
            <text:p>$240.00</text:p>
          </table:table-cell>
          <table:table-cell table:style-name="ce10" table:formula="of:=(SUM([.B17:.M17]))" office:value-type="currency" office:currency="USD" office:value="1875">
            <text:p>$1,875.00</text:p>
          </table:table-cell>
        </table:table-row>
        <table:table-row table:style-name="ro1">
          <table:table-cell table:style-name="ce3" office:value-type="string">
            <text:p>Funcionário para suporte online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11" table:style-name="ce10" office:value-type="currency" office:currency="USD" office:value="1530">
            <text:p>$1,530.00</text:p>
          </table:table-cell>
          <table:table-cell table:style-name="ce10" table:formula="of:=(SUM([.B18:.M18]))" office:value-type="currency" office:currency="USD" office:value="16830">
            <text:p>$16,830.00</text:p>
          </table:table-cell>
        </table:table-row>
        <table:table-row table:style-name="ro1">
          <table:table-cell table:style-name="ce1" office:value-type="string">
            <text:p>Despesas</text:p>
          </table:table-cell>
          <table:table-cell table:style-name="ce11" table:formula="of:=SUM([.B20:.B26])" office:value-type="currency" office:currency="USD" office:value="6000">
            <text:p>$6,000.00</text:p>
          </table:table-cell>
          <table:table-cell table:style-name="ce11" table:formula="of:=SUM([.C20:.C26])" office:value-type="currency" office:currency="USD" office:value="8110">
            <text:p>$8,110.00</text:p>
          </table:table-cell>
          <table:table-cell table:style-name="ce11" table:formula="of:=SUM([.D20:.D26])" office:value-type="currency" office:currency="USD" office:value="7160">
            <text:p>$7,160.00</text:p>
          </table:table-cell>
          <table:table-cell table:style-name="ce11" table:formula="of:=SUM([.E20:.E26])" office:value-type="currency" office:currency="USD" office:value="7160">
            <text:p>$7,160.00</text:p>
          </table:table-cell>
          <table:table-cell table:style-name="ce11" table:formula="of:=SUM([.F20:.F26])" office:value-type="currency" office:currency="USD" office:value="7160">
            <text:p>$7,160.00</text:p>
          </table:table-cell>
          <table:table-cell table:style-name="ce11" table:formula="of:=SUM([.G20:.G26])" office:value-type="currency" office:currency="USD" office:value="7160">
            <text:p>$7,160.00</text:p>
          </table:table-cell>
          <table:table-cell table:style-name="ce11" table:formula="of:=SUM([.H20:.H26])" office:value-type="currency" office:currency="USD" office:value="7160">
            <text:p>$7,160.00</text:p>
          </table:table-cell>
          <table:table-cell table:style-name="ce11" table:formula="of:=SUM([.I20:.I26])" office:value-type="currency" office:currency="USD" office:value="7160">
            <text:p>$7,160.00</text:p>
          </table:table-cell>
          <table:table-cell table:style-name="ce11" table:formula="of:=SUM([.J20:.J26])" office:value-type="currency" office:currency="USD" office:value="7160">
            <text:p>$7,160.00</text:p>
          </table:table-cell>
          <table:table-cell table:style-name="ce11" table:formula="of:=SUM([.K20:.K26])" office:value-type="currency" office:currency="USD" office:value="7160">
            <text:p>$7,160.00</text:p>
          </table:table-cell>
          <table:table-cell table:style-name="ce11" table:formula="of:=SUM([.L20:.L26])" office:value-type="currency" office:currency="USD" office:value="7160">
            <text:p>$7,160.00</text:p>
          </table:table-cell>
          <table:table-cell table:style-name="ce11" table:formula="of:=SUM([.M20:.M26])" office:value-type="currency" office:currency="USD" office:value="7160">
            <text:p>$7,160.00</text:p>
          </table:table-cell>
          <table:table-cell table:style-name="ce11" table:formula="of:=(SUM([.B19:.M19]))" office:value-type="currency" office:currency="USD" office:value="85710">
            <text:p>$85,710.00</text:p>
          </table:table-cell>
        </table:table-row>
        <table:table-row table:style-name="ro1">
          <table:table-cell table:style-name="ce5" office:value-type="string">
            <text:p>Serviço de email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10">
            <text:p>$10.00</text:p>
          </table:table-cell>
          <table:table-cell table:style-name="ce11" table:formula="of:=(SUM([.B20:.M20]))" office:value-type="currency" office:currency="USD" office:value="110">
            <text:p>$110.00</text:p>
          </table:table-cell>
        </table:table-row>
        <table:table-row table:style-name="ro1">
          <table:table-cell table:style-name="ce5" office:value-type="string">
            <text:p>Aluguel de sala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400">
            <text:p>$400.00</text:p>
          </table:table-cell>
          <table:table-cell table:style-name="ce11" table:formula="of:=(SUM([.B21:.M21]))" office:value-type="currency" office:currency="USD" office:value="4400">
            <text:p>$4,400.00</text:p>
          </table:table-cell>
        </table:table-row>
        <table:table-row table:style-name="ro1">
          <table:table-cell table:style-name="ce5" office:value-type="string">
            <text:p>Abertura da empresa</text:p>
          </table:table-cell>
          <table:table-cell table:style-name="ce11" office:value-type="currency" office:currency="USD" office:value="0">
            <text:p>$0.00</text:p>
          </table:table-cell>
          <table:table-cell table:style-name="ce11" office:value-type="currency" office:currency="USD" office:value="500">
            <text:p>$500.00</text:p>
          </table:table-cell>
          <table:table-cell table:number-columns-repeated="10" table:style-name="ce11" office:value-type="currency" office:currency="USD" office:value="0">
            <text:p>$0.00</text:p>
          </table:table-cell>
          <table:table-cell table:style-name="ce11" table:formula="of:=(SUM([.B22:.M22]))" office:value-type="currency" office:currency="USD" office:value="500">
            <text:p>$500.00</text:p>
          </table:table-cell>
        </table:table-row>
        <table:table-row table:style-name="ro1">
          <table:table-cell table:style-name="ce5" office:value-type="string">
            <text:p>Contabilidade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500">
            <text:p>$500.00</text:p>
          </table:table-cell>
          <table:table-cell table:style-name="ce11" table:formula="of:=(SUM([.B23:.M23]))" office:value-type="currency" office:currency="USD" office:value="5500">
            <text:p>$5,500.00</text:p>
          </table:table-cell>
        </table:table-row>
        <table:table-row table:style-name="ro1">
          <table:table-cell table:style-name="ce5" office:value-type="string">
            <text:p>Materiais de escritório</text:p>
          </table:table-cell>
          <table:table-cell table:style-name="ce11" office:value-type="currency" office:currency="USD" office:value="0">
            <text:p>$0.00</text:p>
          </table:table-cell>
          <table:table-cell table:style-name="ce11" office:value-type="currency" office:currency="USD" office:value="500">
            <text:p>$500.00</text:p>
          </table:table-cell>
          <table:table-cell table:number-columns-repeated="10" table:style-name="ce11" office:value-type="currency" office:currency="USD" office:value="50">
            <text:p>$50.00</text:p>
          </table:table-cell>
          <table:table-cell table:style-name="ce11" table:formula="of:=(SUM([.B24:.M24]))" office:value-type="currency" office:currency="USD" office:value="1000">
            <text:p>$1,000.00</text:p>
          </table:table-cell>
        </table:table-row>
        <table:table-row table:style-name="ro1">
          <table:table-cell table:style-name="ce7" office:value-type="string">
            <text:p>Pesquisa e Desenvolvimento (Trabalho dos sócios)</text:p>
          </table:table-cell>
          <table:table-cell table:number-columns-repeated="12" table:style-name="ce11" office:value-type="currency" office:currency="USD" office:value="6000">
            <text:p>$6,000.00</text:p>
          </table:table-cell>
          <table:table-cell table:style-name="ce11" table:formula="of:=(SUM([.B25:.M25]))" office:value-type="currency" office:currency="USD" office:value="72000">
            <text:p>$72,000.00</text:p>
          </table:table-cell>
        </table:table-row>
        <table:table-row table:style-name="ro1">
          <table:table-cell table:style-name="ce7" office:value-type="string">
            <text:p>Água, luz, telefone e internet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200">
            <text:p>$200.00</text:p>
          </table:table-cell>
          <table:table-cell table:style-name="ce11" table:formula="of:=(SUM([.B26:.M26]))" office:value-type="currency" office:currency="USD" office:value="2200">
            <text:p>$2,200.00</text:p>
          </table:table-cell>
        </table:table-row>
        <table:table-row table:style-name="ro1">
          <table:table-cell table:style-name="ce2" office:value-type="string">
            <text:p>Lucro antes do imposto de renda</text:p>
          </table:table-cell>
          <table:table-cell table:style-name="ce10" table:formula="of:=([.B11]-[.B12]-[.B19])" office:value-type="currency" office:currency="USD" office:value="-6000">
            <text:p>-$6,000.00</text:p>
          </table:table-cell>
          <table:table-cell table:style-name="ce10" table:formula="of:=([.C11]-[.C12]-[.C19])" office:value-type="currency" office:currency="USD" office:value="-10617.5">
            <text:p>-$10,617.50</text:p>
          </table:table-cell>
          <table:table-cell table:style-name="ce10" table:formula="of:=([.D11]-[.D12]-[.D19])" office:value-type="currency" office:currency="USD" office:value="-6115.5">
            <text:p>-$6,115.50</text:p>
          </table:table-cell>
          <table:table-cell table:style-name="ce10" table:formula="of:=([.E11]-[.E12]-[.E19])" office:value-type="currency" office:currency="USD" office:value="-2894">
            <text:p>-$2,894.00</text:p>
          </table:table-cell>
          <table:table-cell table:style-name="ce10" table:formula="of:=([.F11]-[.F12]-[.F19])" office:value-type="currency" office:currency="USD" office:value="-1331.5">
            <text:p>-$1,331.50</text:p>
          </table:table-cell>
          <table:table-cell table:style-name="ce10" table:formula="of:=([.G11]-[.G12]-[.G19])" office:value-type="currency" office:currency="USD" office:value="511.25">
            <text:p>$511.25</text:p>
          </table:table-cell>
          <table:table-cell table:style-name="ce10" table:formula="of:=([.H11]-[.H12]-[.H19])" office:value-type="currency" office:currency="USD" office:value="1104.75">
            <text:p>$1,104.75</text:p>
          </table:table-cell>
          <table:table-cell table:style-name="ce10" table:formula="of:=([.I11]-[.I12]-[.I19])" office:value-type="currency" office:currency="USD" office:value="4012.125">
            <text:p>$4,012.13</text:p>
          </table:table-cell>
          <table:table-cell table:style-name="ce10" table:formula="of:=([.J11]-[.J12]-[.J19])" office:value-type="currency" office:currency="USD" office:value="4882.875">
            <text:p>$4,882.88</text:p>
          </table:table-cell>
          <table:table-cell table:style-name="ce10" table:formula="of:=([.K11]-[.K12]-[.K19])" office:value-type="currency" office:currency="USD" office:value="7444.25">
            <text:p>$7,444.25</text:p>
          </table:table-cell>
          <table:table-cell table:style-name="ce10" table:formula="of:=([.L11]-[.L12]-[.L19])" office:value-type="currency" office:currency="USD" office:value="9086.25">
            <text:p>$9,086.25</text:p>
          </table:table-cell>
          <table:table-cell table:style-name="ce10" table:formula="of:=([.M11]-[.M12]-[.M19])" office:value-type="currency" office:currency="USD" office:value="10670.75">
            <text:p>$10,670.75</text:p>
          </table:table-cell>
          <table:table-cell table:style-name="ce10" table:formula="of:=(SUM([.B27:.M27]))" office:value-type="currency" office:currency="USD" office:value="10753.75">
            <text:p>$10,753.75</text:p>
          </table:table-cell>
        </table:table-row>
        <table:table-row table:style-name="ro1">
          <table:table-cell table:style-name="ce1" office:value-type="string">
            <text:p>Imposto de renda</text:p>
          </table:table-cell>
          <table:table-cell table:style-name="ce11" table:formula="of:=([.B29] + [.B30])" office:value-type="currency" office:currency="USD" office:value="0">
            <text:p>$0.00</text:p>
          </table:table-cell>
          <table:table-cell table:style-name="ce11" table:formula="of:=([.C29] + [.C30])" office:value-type="currency" office:currency="USD" office:value="0">
            <text:p>$0.00</text:p>
          </table:table-cell>
          <table:table-cell table:style-name="ce11" table:formula="of:=([.D29] + [.D30])" office:value-type="currency" office:currency="USD" office:value="0">
            <text:p>$0.00</text:p>
          </table:table-cell>
          <table:table-cell table:style-name="ce11" table:formula="of:=([.E29] + [.E30])" office:value-type="currency" office:currency="USD" office:value="0">
            <text:p>$0.00</text:p>
          </table:table-cell>
          <table:table-cell table:style-name="ce11" table:formula="of:=([.F29] + [.F30])" office:value-type="currency" office:currency="USD" office:value="0">
            <text:p>$0.00</text:p>
          </table:table-cell>
          <table:table-cell table:style-name="ce11" table:formula="of:=([.G29] + [.G30])" office:value-type="currency" office:currency="USD" office:value="7.66875">
            <text:p>$7.67</text:p>
          </table:table-cell>
          <table:table-cell table:style-name="ce11" table:formula="of:=([.H29] + [.H30])" office:value-type="currency" office:currency="USD" office:value="16.57125">
            <text:p>$16.57</text:p>
          </table:table-cell>
          <table:table-cell table:style-name="ce11" table:formula="of:=([.I29] + [.I30])" office:value-type="currency" office:currency="USD" office:value="60.181875">
            <text:p>$60.18</text:p>
          </table:table-cell>
          <table:table-cell table:style-name="ce11" table:formula="of:=([.J29] + [.J30])" office:value-type="currency" office:currency="USD" office:value="73.243125">
            <text:p>$73.24</text:p>
          </table:table-cell>
          <table:table-cell table:style-name="ce11" table:formula="of:=([.K29] + [.K30])" office:value-type="currency" office:currency="USD" office:value="111.66375">
            <text:p>$111.66</text:p>
          </table:table-cell>
          <table:table-cell table:style-name="ce11" table:formula="of:=([.L29] + [.L30])" office:value-type="currency" office:currency="USD" office:value="136.29375">
            <text:p>$136.29</text:p>
          </table:table-cell>
          <table:table-cell table:style-name="ce11" table:formula="of:=([.M29] + [.M30])" office:value-type="currency" office:currency="USD" office:value="160.06125">
            <text:p>$160.06</text:p>
          </table:table-cell>
          <table:table-cell table:style-name="ce11" table:formula="of:=(SUM([.B28:.M28]))" office:value-type="currency" office:currency="USD" office:value="565.68375">
            <text:p>$565.68</text:p>
          </table:table-cell>
        </table:table-row>
        <table:table-row table:style-name="ro2">
          <table:table-cell table:style-name="ce7" office:value-type="string">
            <text:p>CSLL Simples (1%)</text:p>
          </table:table-cell>
          <table:table-cell table:style-name="ce11" table:formula="of:=IF([.B27]&gt;0;0.01*[.B27];0)" office:value-type="currency" office:currency="USD" office:value="0">
            <text:p>$0.00</text:p>
          </table:table-cell>
          <table:table-cell table:style-name="ce11" table:formula="of:=IF([.C27]&gt;0;0.01*[.C27];0)" office:value-type="currency" office:currency="USD" office:value="0">
            <text:p>$0.00</text:p>
          </table:table-cell>
          <table:table-cell table:style-name="ce11" table:formula="of:=IF([.D27]&gt;0;0.01*[.D27];0)" office:value-type="currency" office:currency="USD" office:value="0">
            <text:p>$0.00</text:p>
          </table:table-cell>
          <table:table-cell table:style-name="ce11" table:formula="of:=IF([.E27]&gt;0;0.01*[.E27];0)" office:value-type="currency" office:currency="USD" office:value="0">
            <text:p>$0.00</text:p>
          </table:table-cell>
          <table:table-cell table:style-name="ce11" table:formula="of:=IF([.F27]&gt;0;0.01*[.F27];0)" office:value-type="currency" office:currency="USD" office:value="0">
            <text:p>$0.00</text:p>
          </table:table-cell>
          <table:table-cell table:style-name="ce11" table:formula="of:=IF([.G27]&gt;0;0.01*[.G27];0)" office:value-type="currency" office:currency="USD" office:value="5.1125">
            <text:p>$5.11</text:p>
          </table:table-cell>
          <table:table-cell table:style-name="ce11" table:formula="of:=IF([.H27]&gt;0;0.01*[.H27];0)" office:value-type="currency" office:currency="USD" office:value="11.0475">
            <text:p>$11.05</text:p>
          </table:table-cell>
          <table:table-cell table:style-name="ce11" table:formula="of:=IF([.I27]&gt;0;0.01*[.I27];0)" office:value-type="currency" office:currency="USD" office:value="40.12125">
            <text:p>$40.12</text:p>
          </table:table-cell>
          <table:table-cell table:style-name="ce11" table:formula="of:=IF([.J27]&gt;0;0.01*[.J27];0)" office:value-type="currency" office:currency="USD" office:value="48.82875">
            <text:p>$48.83</text:p>
          </table:table-cell>
          <table:table-cell table:style-name="ce11" table:formula="of:=IF([.K27]&gt;0;0.01*[.K27];0)" office:value-type="currency" office:currency="USD" office:value="74.4425">
            <text:p>$74.44</text:p>
          </table:table-cell>
          <table:table-cell table:style-name="ce11" table:formula="of:=IF([.L27]&gt;0;0.01*[.L27];0)" office:value-type="currency" office:currency="USD" office:value="90.8625">
            <text:p>$90.86</text:p>
          </table:table-cell>
          <table:table-cell table:style-name="ce11" table:formula="of:=IF([.M27]&gt;0;0.01*[.M27];0)" office:value-type="currency" office:currency="USD" office:value="106.7075">
            <text:p>$106.71</text:p>
          </table:table-cell>
          <table:table-cell table:style-name="ce11" table:formula="of:=(SUM([.B29:.M29]))" office:value-type="currency" office:currency="USD" office:value="377.1225">
            <text:p>$377.12</text:p>
          </table:table-cell>
        </table:table-row>
        <table:table-row table:style-name="ro2">
          <table:table-cell table:style-name="ce7" office:value-type="string">
            <text:p>IRPJ Simples (0,5%)</text:p>
          </table:table-cell>
          <table:table-cell table:style-name="ce11" table:formula="of:=IF([.B27]&gt;0; 0.005*[.B27];0)" office:value-type="currency" office:currency="USD" office:value="0">
            <text:p>$0.00</text:p>
          </table:table-cell>
          <table:table-cell table:style-name="ce11" table:formula="of:=IF([.C27]&gt;0; 0.005*[.C27];0)" office:value-type="currency" office:currency="USD" office:value="0">
            <text:p>$0.00</text:p>
          </table:table-cell>
          <table:table-cell table:style-name="ce11" table:formula="of:=IF([.D27]&gt;0; 0.005*[.D27];0)" office:value-type="currency" office:currency="USD" office:value="0">
            <text:p>$0.00</text:p>
          </table:table-cell>
          <table:table-cell table:style-name="ce11" table:formula="of:=IF([.E27]&gt;0; 0.005*[.E27];0)" office:value-type="currency" office:currency="USD" office:value="0">
            <text:p>$0.00</text:p>
          </table:table-cell>
          <table:table-cell table:style-name="ce11" table:formula="of:=IF([.F27]&gt;0; 0.005*[.F27];0)" office:value-type="currency" office:currency="USD" office:value="0">
            <text:p>$0.00</text:p>
          </table:table-cell>
          <table:table-cell table:style-name="ce11" table:formula="of:=IF([.G27]&gt;0; 0.005*[.G27];0)" office:value-type="currency" office:currency="USD" office:value="2.55625">
            <text:p>$2.56</text:p>
          </table:table-cell>
          <table:table-cell table:style-name="ce11" table:formula="of:=IF([.H27]&gt;0; 0.005*[.H27];0)" office:value-type="currency" office:currency="USD" office:value="5.52375">
            <text:p>$5.52</text:p>
          </table:table-cell>
          <table:table-cell table:style-name="ce11" table:formula="of:=IF([.I27]&gt;0; 0.005*[.I27];0)" office:value-type="currency" office:currency="USD" office:value="20.060625">
            <text:p>$20.06</text:p>
          </table:table-cell>
          <table:table-cell table:style-name="ce11" table:formula="of:=IF([.J27]&gt;0; 0.005*[.J27];0)" office:value-type="currency" office:currency="USD" office:value="24.414375">
            <text:p>$24.41</text:p>
          </table:table-cell>
          <table:table-cell table:style-name="ce11" table:formula="of:=IF([.K27]&gt;0; 0.005*[.K27];0)" office:value-type="currency" office:currency="USD" office:value="37.22125">
            <text:p>$37.22</text:p>
          </table:table-cell>
          <table:table-cell table:style-name="ce11" table:formula="of:=IF([.L27]&gt;0; 0.005*[.L27];0)" office:value-type="currency" office:currency="USD" office:value="45.43125">
            <text:p>$45.43</text:p>
          </table:table-cell>
          <table:table-cell table:style-name="ce11" table:formula="of:=IF([.M27]&gt;0; 0.005*[.M27];0)" office:value-type="currency" office:currency="USD" office:value="53.35375">
            <text:p>$53.35</text:p>
          </table:table-cell>
          <table:table-cell table:style-name="ce11" table:formula="of:=(SUM([.B30:.M30]))" office:value-type="currency" office:currency="USD" office:value="188.56125">
            <text:p>$188.56</text:p>
          </table:table-cell>
        </table:table-row>
        <table:table-row table:style-name="ro1">
          <table:table-cell table:style-name="ce2" office:value-type="string">
            <text:p>Lucro líquido</text:p>
          </table:table-cell>
          <table:table-cell table:style-name="ce10" table:formula="of:=([.B27]-[.B28])" office:value-type="currency" office:currency="USD" office:value="-6000">
            <text:p>-$6,000.00</text:p>
          </table:table-cell>
          <table:table-cell table:style-name="ce10" table:formula="of:=([.C27]-[.C28])" office:value-type="currency" office:currency="USD" office:value="-10617.5">
            <text:p>-$10,617.50</text:p>
          </table:table-cell>
          <table:table-cell table:style-name="ce10" table:formula="of:=([.D27]-[.D28])" office:value-type="currency" office:currency="USD" office:value="-6115.5">
            <text:p>-$6,115.50</text:p>
          </table:table-cell>
          <table:table-cell table:style-name="ce10" table:formula="of:=([.E27]-[.E28])" office:value-type="currency" office:currency="USD" office:value="-2894">
            <text:p>-$2,894.00</text:p>
          </table:table-cell>
          <table:table-cell table:style-name="ce10" table:formula="of:=([.F27]-[.F28])" office:value-type="currency" office:currency="USD" office:value="-1331.5">
            <text:p>-$1,331.50</text:p>
          </table:table-cell>
          <table:table-cell table:style-name="ce10" table:formula="of:=([.G27]-[.G28])" office:value-type="currency" office:currency="USD" office:value="503.58125">
            <text:p>$503.58</text:p>
          </table:table-cell>
          <table:table-cell table:style-name="ce10" table:formula="of:=([.H27]-[.H28])" office:value-type="currency" office:currency="USD" office:value="1088.17875">
            <text:p>$1,088.18</text:p>
          </table:table-cell>
          <table:table-cell table:style-name="ce10" table:formula="of:=([.I27]-[.I28])" office:value-type="currency" office:currency="USD" office:value="3951.943125">
            <text:p>$3,951.94</text:p>
          </table:table-cell>
          <table:table-cell table:style-name="ce10" table:formula="of:=([.J27]-[.J28])" office:value-type="currency" office:currency="USD" office:value="4809.631875">
            <text:p>$4,809.63</text:p>
          </table:table-cell>
          <table:table-cell table:style-name="ce10" table:formula="of:=([.K27]-[.K28])" office:value-type="currency" office:currency="USD" office:value="7332.58625">
            <text:p>$7,332.59</text:p>
          </table:table-cell>
          <table:table-cell table:style-name="ce10" table:formula="of:=([.L27]-[.L28])" office:value-type="currency" office:currency="USD" office:value="8949.95625">
            <text:p>$8,949.96</text:p>
          </table:table-cell>
          <table:table-cell table:style-name="ce10" table:formula="of:=([.M27]-[.M28])" office:value-type="currency" office:currency="USD" office:value="10510.68875">
            <text:p>$10,510.69</text:p>
          </table:table-cell>
          <table:table-cell table:style-name="ce10" table:formula="of:=(SUM([.B31:.M31]))" office:value-type="currency" office:currency="USD" office:value="10188.06625">
            <text:p>$10,188.07</text:p>
          </table:table-cell>
        </table:table-row>
        <table:table-row table:style-name="ro3">
          <table:table-cell table:style-name="ce1" office:value-type="string">
            <text:p>Acumulado</text:p>
          </table:table-cell>
          <table:table-cell table:style-name="ce7" table:formula="of:=[.B31]" office:value-type="currency" office:currency="USD" office:value="-6000">
            <text:p>-$6,000.00</text:p>
          </table:table-cell>
          <table:table-cell table:style-name="ce7" table:formula="of:=[.B32]+[.C31]" office:value-type="currency" office:currency="USD" office:value="-16617.5">
            <text:p>-$16,617.50</text:p>
          </table:table-cell>
          <table:table-cell table:style-name="ce7" table:formula="of:=[.C32]+[.D31]" office:value-type="currency" office:currency="USD" office:value="-22733">
            <text:p>-$22,733.00</text:p>
          </table:table-cell>
          <table:table-cell table:style-name="ce7" table:formula="of:=[.D32]+[.E31]" office:value-type="currency" office:currency="USD" office:value="-25627">
            <text:p>-$25,627.00</text:p>
          </table:table-cell>
          <table:table-cell table:style-name="ce7" table:formula="of:=[.E32]+[.F31]" office:value-type="currency" office:currency="USD" office:value="-26958.5">
            <text:p>-$26,958.50</text:p>
          </table:table-cell>
          <table:table-cell table:style-name="ce7" table:formula="of:=[.F32]+[.G31]" office:value-type="currency" office:currency="USD" office:value="-26454.91875">
            <text:p>-$26,454.92</text:p>
          </table:table-cell>
          <table:table-cell table:style-name="ce7" table:formula="of:=[.G32]+[.H31]" office:value-type="currency" office:currency="USD" office:value="-25366.74">
            <text:p>-$25,366.74</text:p>
          </table:table-cell>
          <table:table-cell table:style-name="ce7" table:formula="of:=[.H32]+[.I31]" office:value-type="currency" office:currency="USD" office:value="-21414.796875">
            <text:p>-$21,414.80</text:p>
          </table:table-cell>
          <table:table-cell table:style-name="ce7" table:formula="of:=[.I32]+[.J31]" office:value-type="currency" office:currency="USD" office:value="-16605.165">
            <text:p>-$16,605.17</text:p>
          </table:table-cell>
          <table:table-cell table:style-name="ce7" table:formula="of:=[.J32]+[.K31]" office:value-type="currency" office:currency="USD" office:value="-9272.57875">
            <text:p>-$9,272.58</text:p>
          </table:table-cell>
          <table:table-cell table:style-name="ce7" table:formula="of:=[.K32]+[.L31]" office:value-type="currency" office:currency="USD" office:value="-322.622500000001">
            <text:p>-$322.62</text:p>
          </table:table-cell>
          <table:table-cell table:style-name="ce7" table:formula="of:=[.L32]+[.M31]" office:value-type="currency" office:currency="USD" office:value="10188.06625">
            <text:p>$10,188.07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8"/>
          <table:table-cell table:number-columns-repeated="13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 style:data-style-name="N2" text:time-value="0000-00-00T10:15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anzo</meta:initial-creator>
    <meta:creation-date>2013-04-14T19:11:27</meta:creation-date>
    <dc:date>2013-06-19T10:16:32</dc:date>
    <dc:creator>Rafael Manzo</dc:creator>
    <meta:editing-duration>PT3M13S</meta:editing-duration>
    <meta:editing-cycles>7</meta:editing-cycles>
    <meta:generator>LibreOffice/4.0.3.3$Linux_X86_64 LibreOffice_project/400m0$Build-3</meta:generator>
    <meta:document-statistic meta:table-count="1" meta:cell-count="4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45cm" svg:height="13.767cm" xlink:href=".." xlink:type="simple" chart:class="chart:line" chart:style-name="ch1">
        <chart:legend chart:legend-position="end" svg:x="17.12cm" svg:y="6.006cm" style:legend-expansion="high" chart:style-name="ch2"/>
        <chart:plot-area chart:style-name="ch3" table:cell-range-address="Sheet1.A11:Sheet1.M11 Sheet1.A19:Sheet1.M19 Sheet1.A32:Sheet1.M32" chart:data-source-has-labels="column" svg:x="0.866cm" svg:y="1.235cm" svg:width="15.422cm" svg:height="11.837cm">
          <chartooo:coordinate-region svg:x="2.916cm" svg:y="1.461cm" svg:width="13.185cm" svg:height="11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M11" chart:label-cell-address="Sheet1.A11:Sheet1.A11" chart:class="chart:line">
            <chart:data-point chart:repeated="12"/>
          </chart:series>
          <chart:series chart:style-name="ch8" chart:values-cell-range-address="Sheet1.B19:Sheet1.M19" chart:label-cell-address="Sheet1.A19:Sheet1.A19" chart:class="chart:line">
            <chart:data-point chart:repeated="12"/>
          </chart:series>
          <chart:series chart:style-name="ch9" chart:values-cell-range-address="Sheet1.B32:Sheet1.M32" chart:label-cell-address="Sheet1.A32:Sheet1.A3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eceita Líquida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M11</svg:desc>
                </draw:g>
              </table:table-cell>
              <table:table-cell office:value-type="float" office:value="472.5">
                <text:p>472.5</text:p>
              </table:table-cell>
              <table:table-cell office:value-type="float" office:value="3307.5">
                <text:p>3307.5</text:p>
              </table:table-cell>
              <table:table-cell office:value-type="float" office:value="6615">
                <text:p>6615</text:p>
              </table:table-cell>
              <table:table-cell office:value-type="float" office:value="7843.5">
                <text:p>7843.5</text:p>
              </table:table-cell>
              <table:table-cell office:value-type="float" office:value="9686.25">
                <text:p>9686.25</text:p>
              </table:table-cell>
              <table:table-cell office:value-type="float" office:value="10914.75">
                <text:p>10914.75</text:p>
              </table:table-cell>
              <table:table-cell office:value-type="float" office:value="13348.125">
                <text:p>13348.125</text:p>
              </table:table-cell>
              <table:table-cell office:value-type="float" office:value="14623.875">
                <text:p>14623.875</text:p>
              </table:table-cell>
              <table:table-cell office:value-type="float" office:value="17246.25">
                <text:p>17246.25</text:p>
              </table:table-cell>
              <table:table-cell office:value-type="float" office:value="18569.25">
                <text:p>18569.25</text:p>
              </table:table-cell>
              <table:table-cell office:value-type="float" office:value="20553.75">
                <text:p>20553.75</text:p>
              </table:table-cell>
            </table:table-row>
            <table:table-row>
              <table:table-cell office:value-type="string">
                <text:p>Despesas</text:p>
                <draw:g>
                  <svg:desc>Sheet1.A19:Sheet1.A19</svg:desc>
                </draw:g>
              </table:table-cell>
              <table:table-cell office:value-type="float" office:value="6000">
                <text:p>6000</text:p>
                <draw:g>
                  <svg:desc>Sheet1.B19:Sheet1.M19</svg:desc>
                </draw:g>
              </table:table-cell>
              <table:table-cell office:value-type="float" office:value="8110">
                <text:p>811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Acumulado</text:p>
                <draw:g>
                  <svg:desc>Sheet1.A32:Sheet1.A32</svg:desc>
                </draw:g>
              </table:table-cell>
              <table:table-cell office:value-type="float" office:value="-6000">
                <text:p>-6000</text:p>
                <draw:g>
                  <svg:desc>Sheet1.B32:Sheet1.M32</svg:desc>
                </draw:g>
              </table:table-cell>
              <table:table-cell office:value-type="float" office:value="-16617.5">
                <text:p>-16617.5</text:p>
              </table:table-cell>
              <table:table-cell office:value-type="float" office:value="-22733">
                <text:p>-22733</text:p>
              </table:table-cell>
              <table:table-cell office:value-type="float" office:value="-25627">
                <text:p>-25627</text:p>
              </table:table-cell>
              <table:table-cell office:value-type="float" office:value="-26958.5">
                <text:p>-26958.5</text:p>
              </table:table-cell>
              <table:table-cell office:value-type="float" office:value="-26454.91875">
                <text:p>-26454.91875</text:p>
              </table:table-cell>
              <table:table-cell office:value-type="float" office:value="-25366.74">
                <text:p>-25366.74</text:p>
              </table:table-cell>
              <table:table-cell office:value-type="float" office:value="-21414.796875">
                <text:p>-21414.796875</text:p>
              </table:table-cell>
              <table:table-cell office:value-type="float" office:value="-16605.165">
                <text:p>-16605.165</text:p>
              </table:table-cell>
              <table:table-cell office:value-type="float" office:value="-9272.57875">
                <text:p>-9272.57875</text:p>
              </table:table-cell>
              <table:table-cell office:value-type="float" office:value="-322.622500000001">
                <text:p>-322.622500000001</text:p>
              </table:table-cell>
              <table:table-cell office:value-type="float" office:value="10188.06625">
                <text:p>10188.06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45cm" svg:height="13.767cm" xlink:href=".." xlink:type="simple" chart:class="chart:line" chart:style-name="ch1">
        <chart:legend chart:legend-position="end" svg:x="17.12cm" svg:y="6.006cm" style:legend-expansion="high" chart:style-name="ch2"/>
        <chart:plot-area chart:style-name="ch3" table:cell-range-address="Sheet1.A11:Sheet1.M11 Sheet1.A19:Sheet1.M19 Sheet1.A32:Sheet1.M32" chart:data-source-has-labels="column" svg:x="0.866cm" svg:y="1.235cm" svg:width="15.422cm" svg:height="11.837cm">
          <chartooo:coordinate-region svg:x="2.916cm" svg:y="1.461cm" svg:width="13.185cm" svg:height="11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M11" chart:label-cell-address="Sheet1.A11:Sheet1.A11" chart:class="chart:line">
            <chart:data-point chart:repeated="12"/>
          </chart:series>
          <chart:series chart:style-name="ch8" chart:values-cell-range-address="Sheet1.B19:Sheet1.M19" chart:label-cell-address="Sheet1.A19:Sheet1.A19" chart:class="chart:line">
            <chart:data-point chart:repeated="12"/>
          </chart:series>
          <chart:series chart:style-name="ch9" chart:values-cell-range-address="Sheet1.B32:Sheet1.M32" chart:label-cell-address="Sheet1.A32:Sheet1.A3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eceita Líquida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M11</svg:desc>
                </draw:g>
              </table:table-cell>
              <table:table-cell office:value-type="float" office:value="472.5">
                <text:p>472.5</text:p>
              </table:table-cell>
              <table:table-cell office:value-type="float" office:value="3307.5">
                <text:p>3307.5</text:p>
              </table:table-cell>
              <table:table-cell office:value-type="float" office:value="6615">
                <text:p>6615</text:p>
              </table:table-cell>
              <table:table-cell office:value-type="float" office:value="7843.5">
                <text:p>7843.5</text:p>
              </table:table-cell>
              <table:table-cell office:value-type="float" office:value="9686.25">
                <text:p>9686.25</text:p>
              </table:table-cell>
              <table:table-cell office:value-type="float" office:value="10914.75">
                <text:p>10914.75</text:p>
              </table:table-cell>
              <table:table-cell office:value-type="float" office:value="13348.125">
                <text:p>13348.125</text:p>
              </table:table-cell>
              <table:table-cell office:value-type="float" office:value="14623.875">
                <text:p>14623.875</text:p>
              </table:table-cell>
              <table:table-cell office:value-type="float" office:value="17246.25">
                <text:p>17246.25</text:p>
              </table:table-cell>
              <table:table-cell office:value-type="float" office:value="18569.25">
                <text:p>18569.25</text:p>
              </table:table-cell>
              <table:table-cell office:value-type="float" office:value="20553.75">
                <text:p>20553.75</text:p>
              </table:table-cell>
            </table:table-row>
            <table:table-row>
              <table:table-cell office:value-type="string">
                <text:p>Despesas</text:p>
                <draw:g>
                  <svg:desc>Sheet1.A19:Sheet1.A19</svg:desc>
                </draw:g>
              </table:table-cell>
              <table:table-cell office:value-type="float" office:value="6000">
                <text:p>6000</text:p>
                <draw:g>
                  <svg:desc>Sheet1.B19:Sheet1.M19</svg:desc>
                </draw:g>
              </table:table-cell>
              <table:table-cell office:value-type="float" office:value="8110">
                <text:p>811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Acumulado</text:p>
                <draw:g>
                  <svg:desc>Sheet1.A32:Sheet1.A32</svg:desc>
                </draw:g>
              </table:table-cell>
              <table:table-cell office:value-type="float" office:value="-6000">
                <text:p>-6000</text:p>
                <draw:g>
                  <svg:desc>Sheet1.B32:Sheet1.M32</svg:desc>
                </draw:g>
              </table:table-cell>
              <table:table-cell office:value-type="float" office:value="-16617.5">
                <text:p>-16617.5</text:p>
              </table:table-cell>
              <table:table-cell office:value-type="float" office:value="-22733">
                <text:p>-22733</text:p>
              </table:table-cell>
              <table:table-cell office:value-type="float" office:value="-25627">
                <text:p>-25627</text:p>
              </table:table-cell>
              <table:table-cell office:value-type="float" office:value="-26958.5">
                <text:p>-26958.5</text:p>
              </table:table-cell>
              <table:table-cell office:value-type="float" office:value="-26454.91875">
                <text:p>-26454.91875</text:p>
              </table:table-cell>
              <table:table-cell office:value-type="float" office:value="-25366.74">
                <text:p>-25366.74</text:p>
              </table:table-cell>
              <table:table-cell office:value-type="float" office:value="-21414.796875">
                <text:p>-21414.796875</text:p>
              </table:table-cell>
              <table:table-cell office:value-type="float" office:value="-16605.165">
                <text:p>-16605.165</text:p>
              </table:table-cell>
              <table:table-cell office:value-type="float" office:value="-9272.57875">
                <text:p>-9272.57875</text:p>
              </table:table-cell>
              <table:table-cell office:value-type="float" office:value="-322.622500000001">
                <text:p>-322.622500000001</text:p>
              </table:table-cell>
              <table:table-cell office:value-type="float" office:value="10188.06625">
                <text:p>10188.06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